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in" fo:margin-right="0in" fo:margin-top="0in" fo:margin-bottom="0in" fo:text-align="end" style:justify-single-word="false" fo:orphans="2" fo:widows="2" fo:text-indent="0in" style:auto-text-indent="false" style:page-number="auto"/>
      <style:text-properties fo:font-variant="normal" fo:text-transform="none" fo:color="#000000" style:font-name="verdana" fo:font-size="8.25pt" fo:letter-spacing="normal" fo:font-style="normal" fo:font-weight="normal" fo:background-color="#f8fae4"/>
    </style:style>
    <style:style style:name="P2" style:family="paragraph" style:parent-style-name="Text_20_body">
      <style:paragraph-properties fo:margin-left="0in" fo:margin-right="0in" fo:orphans="2" fo:widows="2" fo:text-indent="0in" style:auto-text-indent="false" fo:background-color="#eeeeee">
        <style:background-image/>
      </style:paragraph-properties>
      <style:text-properties fo:font-variant="normal" fo:text-transform="none" fo:color="#000000" fo:letter-spacing="normal" fo:font-style="normal" fo:font-weight="normal"/>
    </style:style>
    <style:style style:name="P3" style:family="paragraph" style:parent-style-name="Heading_20_1">
      <style:paragraph-properties fo:text-align="center" style:justify-single-word="false"/>
      <style:text-properties fo:color="#ff3333" fo:letter-spacing="0.0417in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Heading_20_3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fo:color="#ff6600" fo:background-color="transparen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text-shadow="1pt 1pt"/>
    </style:style>
    <style:style style:name="T4" style:family="text">
      <style:text-properties fo:font-size="18pt" fo:text-shadow="1pt 1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1">Puzzle#1 : Binary Digits</text:h>
      <text:p text:style-name="Standard"/>
      <text:p text:style-name="P2">Insert 5 commas between the digits of 21218453415461109221 and obtain 6 numbers, so that no two consecutive digits will be the same in the binary representation of these numbers. What is the sum of these 6 numbers? </text:p>
      <text:p text:style-name="P2"/>
      <text:p text:style-name="P2">If the problem was asked for 542 with one comma, then the answer would be 47 (5+42=47). T</text:p>
      <text:p text:style-name="P2">he binary representation of 5 is 101, the binary representation of 42 is 101010, and no two consecutive digits are the same in these numbers.</text:p>
      <text:p text:style-name="P1">Reference : Puzzle Up Puzzle #10 Year 2014</text:p>
      <text:p text:style-name="Standard"/>
      <text:p text:style-name="Standard"/>
      <text:h text:style-name="P5" text:outline-level="3">Solution : 38591 (<text:span text:style-name="T2">21+21845 + 341 + 5461 + 10922 + 1)</text:span></text:h>
      <text:p text:style-name="Standard"/>
      <text:p text:style-name="Standard"/>
      <text:h text:style-name="P4" text:outline-level="3">Approach : </text:h>
      <text:p text:style-name="Standard"/>
      <text:p text:style-name="Standard">Numbers in binary representation having alternative 1 and 0 are :</text:p>
      <text:p text:style-name="Standard">1, 10, 101, 1010, 10101, 101010, 1010101,... etc</text:p>
      <text:p text:style-name="Standard"/>
      <text:p text:style-name="Standard">Decimal conversion of above binary numbers are </text:p>
      <text:p text:style-name="Standard">1,2,5,10,21,42,85...etc</text:p>
      <text:p text:style-name="Standard"/>
      <text:p text:style-name="Standard">If we see the numbers there is pattern in number series</text:p>
      <text:p text:style-name="Standard">Number on odd position is equals to one more than 2 times of previous number.</text:p>
      <text:p text:style-name="Standard">Number on even position is equal to 2 times of previous number.</text:p>
      <text:p text:style-name="Standard"/>
      <text:p text:style-name="Standard">Number on first place : 1</text:p>
      <text:p text:style-name="Standard">Number on second place : 2*1 = 2 <text:s/>(2x)</text:p>
      <text:p text:style-name="Standard">Number on third place : 2*2+1 = 5 (2x+1)</text:p>
      <text:p text:style-name="Standard">Number on fourth place : 2*5 = 10 (2x) etc...</text:p>
      <text:p text:style-name="Standard"/>
      <text:p text:style-name="Standard">Now if we extend the logic we get the following numbers in series.</text:p>
      <text:p text:style-name="Standard">1</text:p>
      <text:p text:style-name="Standard">2</text:p>
      <text:p text:style-name="Standard">5</text:p>
      <text:p text:style-name="Standard">10</text:p>
      <text:p text:style-name="Standard">21</text:p>
      <text:p text:style-name="Standard">42</text:p>
      <text:p text:style-name="Standard">85</text:p>
      <text:p text:style-name="Standard">170</text:p>
      <text:p text:style-name="Standard"><text:soft-page-break/>341</text:p>
      <text:p text:style-name="Standard">682</text:p>
      <text:p text:style-name="Standard">1365</text:p>
      <text:p text:style-name="Standard">2730</text:p>
      <text:p text:style-name="Standard">5461</text:p>
      <text:p text:style-name="Standard">10922</text:p>
      <text:p text:style-name="Standard">21845</text:p>
      <text:p text:style-name="Standard">43690</text:p>
      <text:p text:style-name="Standard"/>
      <text:p text:style-name="Standard">The number <text:s/><text:span text:style-name="T1">21218453415461109221 is combination of numbers in above series. Lets try to put 5 commas in this number to get 6 numbers in above series.</text:span></text:p>
      <text:p text:style-name="Standard"><text:span text:style-name="T1">21, 21845, 341, 5461, 10922, 1</text:span></text:p>
      <text:p text:style-name="Standard"><text:span text:style-name="T1"/></text:p>
      <text:p text:style-name="Standard"><text:span text:style-name="T1">Sum of these six numbers : 21+21845 + 341 + 5461 + 10922 + 1 = 3859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.0201in" fo:border="0.0071in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2:37:06.52</meta:creation-date>
    <meta:document-statistic meta:table-count="0" meta:image-count="0" meta:object-count="0" meta:page-count="2" meta:paragraph-count="38" meta:word-count="283" meta:character-count="1460"/>
    <dc:date>2014-10-18T23:00:07.72</dc:date>
    <dc:creator>Anoop Jain</dc:creator>
    <meta:editing-duration>PT23M2S</meta:editing-duration>
    <meta:editing-cycles>1</meta:editing-cycles>
    <meta:generator>OpenOffice/4.1.1$Win32 OpenOffice.org_project/411m6$Build-9775</meta:generator>
  </office:meta>
</office:document-meta>
</file>